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text-properties fo:color="#000000" fo:font-weight="normal" style:font-weight-asian="normal" style:font-weight-complex="normal"/>
    </style:style>
    <style:style style:name="P3" style:family="paragraph" style:parent-style-name="Standard" style:list-style-name="L1"/>
    <style:style style:name="P4" style:family="paragraph" style:parent-style-name="Standard" style:list-style-name="L1">
      <style:paragraph-properties style:text-autospace="none"/>
    </style:style>
    <style:style style:name="P5" style:family="paragraph" style:parent-style-name="Standard" style:list-style-name="L1">
      <style:text-properties fo:color="#ff3333"/>
    </style:style>
    <style:style style:name="P6" style:family="paragraph" style:parent-style-name="Standard" style:list-style-name="L1">
      <style:text-properties fo:color="#ff3333" fo:font-weight="normal" style:font-weight-asian="normal" style:font-weight-complex="normal"/>
    </style:style>
    <style:style style:name="P7" style:family="paragraph" style:parent-style-name="Standard" style:list-style-name="L1">
      <style:text-properties fo:color="#669900" fo:font-weight="normal" style:font-weight-asian="normal" style:font-weight-complex="normal"/>
    </style:style>
    <style:style style:name="P8" style:family="paragraph" style:parent-style-name="Standard" style:list-style-name="L1">
      <style:text-properties style:use-window-font-color="true"/>
    </style:style>
    <style:style style:name="P9" style:family="paragraph" style:parent-style-name="Standard" style:list-style-name="L1">
      <style:text-properties fo:color="#000000" fo:font-weight="normal" style:font-weight-asian="normal" style:font-weight-complex="normal"/>
    </style:style>
    <style:style style:name="P10" style:family="paragraph" style:parent-style-name="Standard" style:list-style-name="L1">
      <style:text-properties fo:color="#000000" fo:language="en" fo:country="US" fo:font-weight="normal" style:font-weight-asian="normal" style:font-weight-complex="normal"/>
    </style:style>
    <style:style style:name="P11" style:family="paragraph" style:parent-style-name="Standard" style:list-style-name="L1">
      <style:paragraph-properties style:text-autospace="none"/>
      <style:text-properties fo:color="#000000" style:font-name="Cascadia Mono" fo:font-size="9.5pt" style:font-name-asian="Cascadia Mono" style:font-size-asian="9.5pt" style:font-name-complex="Cascadia Mono" style:font-size-complex="9.5pt"/>
    </style:style>
    <style:style style:name="P12" style:family="paragraph" style:parent-style-name="Standard" style:list-style-name="L1">
      <style:paragraph-properties style:text-autospace="none"/>
      <style:text-properties fo:color="#ff3300" style:font-name="Cascadia Mono" fo:font-size="9.5pt" style:font-name-asian="Cascadia Mono" style:font-size-asian="9.5pt" style:font-name-complex="Cascadia Mono" style:font-size-complex="9.5pt"/>
    </style:style>
    <style:style style:name="P13" style:family="paragraph" style:parent-style-name="Standard" style:list-style-name="L1">
      <style:text-properties fo:language="en" fo:country="US"/>
    </style:style>
    <style:style style:name="T1" style:family="text">
      <style:text-properties fo:font-weight="bold" style:font-weight-asian="bold" style:font-weight-complex="bold"/>
    </style:style>
    <style:style style:name="T2" style:family="text">
      <style:text-properties fo:color="#3333ff"/>
    </style:style>
    <style:style style:name="T3" style:family="text">
      <style:text-properties fo:color="#0000cc"/>
    </style:style>
    <style:style style:name="T4" style:family="text">
      <style:text-properties fo:color="#0000cc" fo:font-weight="normal" style:font-weight-asian="normal" style:font-weight-complex="normal"/>
    </style:style>
    <style:style style:name="T5" style:family="text">
      <style:text-properties fo:color="#000000"/>
    </style:style>
    <style:style style:name="T6" style:family="text">
      <style:text-properties fo:color="#000000" style:font-name="Cascadia Mono" fo:font-size="9.5pt" fo:language="sk" fo:country="SK" style:font-name-asian="Cascadia Mono" style:font-size-asian="9.5pt" style:font-name-complex="Cascadia Mono" style:font-size-complex="9.5pt"/>
    </style:style>
    <style:style style:name="T7" style:family="text">
      <style:text-properties fo:color="#000000" style:font-name="Cascadia Mono" fo:font-size="9.5pt" style:font-name-asian="Cascadia Mono" style:font-size-asian="9.5pt" style:font-name-complex="Cascadia Mono" style:font-size-complex="9.5pt"/>
    </style:style>
    <style:style style:name="T8" style:family="text">
      <style:text-properties fo:font-weight="normal" style:font-weight-asian="normal" style:font-weight-complex="normal"/>
    </style:style>
    <style:style style:name="T9" style:family="text">
      <style:text-properties fo:language="sk" fo:country="SK"/>
    </style:style>
    <style:style style:name="T10" style:family="text">
      <style:text-properties fo:color="#a31515" style:font-name="Cascadia Mono" fo:font-size="9.5pt" fo:language="sk" fo:country="SK" style:font-name-asian="Cascadia Mono" style:font-size-asian="9.5pt" style:font-name-complex="Cascadia Mono" style:font-size-complex="9.5pt"/>
    </style:style>
    <style:style style:name="T11" style:family="text">
      <style:text-properties fo:color="#ff3300"/>
    </style:style>
    <style:style style:name="T12" style:family="text">
      <style:text-properties fo:color="#ff3300" style:font-name="Cascadia Mono" fo:font-size="9.5pt" style:font-name-asian="Cascadia Mono" style:font-size-asian="9.5pt" style:font-name-complex="Cascadia Mono" style:font-size-complex="9.5pt"/>
    </style:style>
    <style:style style:name="T13" style:family="text">
      <style:text-properties fo:color="#0000ff" style:font-name="Cascadia Mono" fo:font-size="9.5pt" style:font-name-asian="Cascadia Mono" style:font-size-asian="9.5pt" style:font-name-complex="Cascadia Mono"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74772739938476961" text:style-name="L1">
        <text:list-item>
          <text:p text:style-name="P5">Pripomienky dátumov spotreby (notifikácie) – dorobiť. Ak je urobené, tak povedať ako testovať, napríklad, že pripomienka je o 8.00... Jednoducho povedať algoritmus.</text:p>
        </text:list-item>
        <text:list-item>
          <text:p text:style-name="P5"><text:span text:style-name="T8">Pri výbere EAN tak ako pri TAG dve obrazovky na jednej musí byť zobrazené čo hľadám. </text:span></text:p>
        </text:list-item>
        <text:list-item>
          <text:p text:style-name="P8">Keď sa spustí aplikácia tak nie je prioritne nastavená na snímanie NFC, spustí sa iná aplikácia, až pri navolení <text:s/>napr. zápis na TAG alebo výber, tak sa aktivuje. Treba už na úvod aplikácie navoliť NFC a potom nejako reagovať. <text:span text:style-name="T3">Toto sa zatiaľ nerieši</text:span></text:p>
        </text:list-item>
        <text:list-item>
          <text:p text:style-name="P6">Pri vkladaní novej kategórie času expirácie dať popis že je to v dňoch (ako pri hmotnosti je to v "g")</text:p>
        </text:list-item>
        <text:list-item>
          <text:p text:style-name="P9">Začať riešiť aktiváciu aplikácie kódom - <text:span text:style-name="T2">Dano popíše spôsob kontroly zadávaného kódu. </text:span><text:span text:style-name="T3">Toto sa zatiaľ nerieši</text:span></text:p>
        </text:list-item>
        <text:list-item>
          <text:p text:style-name="P3">Výber pomocou EAN cez prehľad nefunguje, výber cez button výber funguje. Ak navyše robím výber cez prehľad, tak už viem, ktorú konkrétnu položku vyberám, netreba vypisovať všetky položky, ale iba konkrétnu položku z prehľadu. Teda môžem mať 5 položiek s rovnakým EAN, ale pri výbere vyberám konkrétnu položku.</text:p>
        </text:list-item>
        <text:list-item>
          <text:p text:style-name="P3">Úplne náhodne sa pri vložení zosnímal EAN kód 12431878 a umožnil zapísať (to sa mi stalo iba raz, ale stalo sa). Je to čudné ale t<text:span text:style-name="T4">oto sa zatiaľ nerieši</text:span></text:p>
        </text:list-item>
        <text:list-item>
          <text:p text:style-name="P13">Ak <text:span text:style-name="T9">použijem</text:span> pri v<text:span text:style-name="T9">yberaní cez prehľad nový prázdny TAG z výroby, tak to skončí na exeption v súbore CompareTagPageViewModel.cs na riadku 240. Teda nejde do funkcie Compare a nezmení text ani farbu buttonu.</text:span></text:p>
        </text:list-item>
        <text:list-item>
          <text:p text:style-name="P3"><text:span text:style-name="T9">Neviem prečo ti stále vypadne z kódu</text:span><text:span text:style-name="T6"><text:tab/><text:tab/><text:tab/><text:tab/><text:tab/><text:tab/><text:tab/><text:tab/>Button b = contentPage.FindByName&lt;Button&gt;(</text:span><text:span text:style-name="T10">"btnSubmit"</text:span><text:span text:style-name="T6">);</text:span></text:p>
          <text:p text:style-name="P4"><text:span text:style-name="T7"><text:tab/><text:tab/></text:span><text:span text:style-name="T12">Label l = contentPage.FindByName&lt;Label&gt;("TagPopis");</text:span></text:p>
          <text:p text:style-name="P11"/>
          <text:p text:style-name="P4"><text:span text:style-name="T7"><text:tab/><text:tab/></text:span><text:span text:style-name="T13">if</text:span><text:span text:style-name="T7"> (Item.TagID == TagItem.TagID)</text:span></text:p>
          <text:p text:style-name="P11"><text:tab/><text:tab/>{</text:p>
          <text:p text:style-name="P4"><text:span text:style-name="T7"><text:tab/><text:tab/><text:tab/></text:span><text:span text:style-name="T13">var</text:span><text:span text:style-name="T7"> duration = TimeSpan.FromSeconds(1);</text:span></text:p>
          <text:p text:style-name="P11"><text:tab/><text:tab/><text:tab/>Vibration.Vibrate(duration);</text:p>
          <text:p text:style-name="P11"/>
          <text:p text:style-name="P11"><text:tab/><text:tab/><text:tab/>b.BackgroundColor = Color.Green;</text:p>
          <text:p text:style-name="P11"><text:tab/><text:tab/><text:tab/><text:span text:style-name="T11">l.TextColor = Color.Green;</text:span></text:p>
          <text:p text:style-name="P11"><text:tab/><text:tab/>}</text:p>
          <text:p text:style-name="P4"><text:span text:style-name="T7"><text:tab/><text:tab/></text:span><text:span text:style-name="T13">else</text:span></text:p>
          <text:p text:style-name="P11"><text:s text:c="13"/><text:span text:style-name="T11">{</text:span></text:p>
          <text:p text:style-name="P12"><text:tab/><text:tab/><text:tab/>b.BackgroundColor = Color.Orange;</text:p>
          <text:p text:style-name="P12"><text:tab/><text:tab/><text:tab/>l.TextColor = Color.Black;</text:p>
          <text:p text:style-name="P12"><text:tab/><text:tab/>}</text:p>
          <text:p text:style-name="P10"/>
        </text:list-item>
      </text:list>
      <text:p text:style-name="P2"/>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Martinko</meta:initial-creator>
    <meta:creation-date>2022-05-26T09:29:11.86</meta:creation-date>
    <dc:date>2022-05-31T13:52:01.12</dc:date>
    <dc:creator>Daniel Martinko</dc:creator>
    <meta:editing-duration>PT4H40M17S</meta:editing-duration>
    <meta:editing-cycles>16</meta:editing-cycles>
    <meta:generator>OpenOffice/4.1.7$Win32 OpenOffice.org_project/417m1$Build-9800</meta:generator>
    <meta:document-statistic meta:table-count="0" meta:image-count="0" meta:object-count="0" meta:page-count="1" meta:paragraph-count="22" meta:word-count="290" meta:character-count="1848"/>
  </office:meta>
</office:document-meta>
</file>